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46.28mm"/>
    </style:style>
    <style:style style:name="co17" style:family="table-column">
      <style:table-column-properties fo:break-before="auto" style:column-width="61.81mm"/>
    </style:style>
    <style:style style:name="co18" style:family="table-column">
      <style:table-column-properties fo:break-before="auto" style:column-width="36.21mm"/>
    </style:style>
    <style:style style:name="co15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19.6mm"/>
    </style:style>
    <style:style style:name="co1" style:family="table-column">
      <style:table-column-properties fo:break-before="auto" style:column-width="105.39mm"/>
    </style:style>
    <style:style style:name="co21" style:family="table-column">
      <style:table-column-properties fo:break-before="auto" style:column-width="30.5mm"/>
    </style:style>
    <style:style style:name="co22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7.22mm"/>
    </style:style>
    <style:style style:name="co23" style:family="table-column">
      <style:table-column-properties fo:break-before="auto" style:column-width="46.02mm"/>
    </style:style>
    <style:style style:name="co24" style:family="table-column">
      <style:table-column-properties fo:break-before="auto" style:column-width="72.71mm"/>
    </style:style>
    <style:style style:name="co25" style:family="table-column">
      <style:table-column-properties fo:break-before="auto" style:column-width="80.06mm"/>
    </style:style>
    <style:style style:name="co26" style:family="table-column">
      <style:table-column-properties fo:break-before="auto" style:column-width="33.3mm"/>
    </style:style>
    <style:style style:name="co27" style:family="table-column">
      <style:table-column-properties fo:break-before="auto" style:column-width="36.57mm"/>
    </style:style>
    <style:style style:name="co28" style:family="table-column">
      <style:table-column-properties fo:break-before="auto" style:column-width="30.59mm"/>
    </style:style>
    <style:style style:name="co29" style:family="table-column">
      <style:table-column-properties fo:break-before="auto" style:column-width="25.95mm"/>
    </style:style>
    <style:style style:name="co30" style:family="table-column">
      <style:table-column-properties fo:break-before="auto" style:column-width="39.3mm"/>
    </style:style>
    <style:style style:name="co31" style:family="table-column">
      <style:table-column-properties fo:break-before="auto" style:column-width="25.14mm"/>
    </style:style>
    <style:style style:name="co32" style:family="table-column">
      <style:table-column-properties fo:break-before="auto" style:column-width="37.02mm"/>
    </style:style>
    <style:style style:name="co33" style:family="table-column">
      <style:table-column-properties fo:break-before="auto" style:column-width="33.5mm"/>
    </style:style>
    <style:style style:name="co34" style:family="table-column">
      <style:table-column-properties fo:break-before="auto" style:column-width="43.02mm"/>
    </style:style>
    <style:style style:name="co35" style:family="table-column">
      <style:table-column-properties fo:break-before="auto" style:column-width="22.33mm"/>
    </style:style>
    <style:style style:name="co36" style:family="table-column">
      <style:table-column-properties fo:break-before="auto" style:column-width="41.12mm"/>
    </style:style>
    <style:style style:name="co37" style:family="table-column">
      <style:table-column-properties fo:break-before="auto" style:column-width="37.85mm"/>
    </style:style>
    <style:style style:name="co38" style:family="table-column">
      <style:table-column-properties fo:break-before="auto" style:column-width="41.38mm"/>
    </style:style>
    <style:style style:name="co39" style:family="table-column">
      <style:table-column-properties fo:break-before="auto" style:column-width="38.12mm"/>
    </style:style>
    <style:style style:name="co40" style:family="table-column">
      <style:table-column-properties fo:break-before="auto" style:column-width="53.09mm"/>
    </style:style>
    <style:style style:name="co41" style:family="table-column">
      <style:table-column-properties fo:break-before="auto" style:column-width="42.76mm"/>
    </style:style>
    <style:style style:name="co42" style:family="table-column">
      <style:table-column-properties fo:break-before="auto" style:column-width="22.6mm"/>
    </style:style>
    <style:style style:name="co43" style:family="table-column">
      <style:table-column-properties fo:break-before="auto" style:column-width="12.52mm"/>
    </style:style>
    <style:style style:name="co44" style:family="table-column">
      <style:table-column-properties fo:break-before="auto" style:column-width="23.69mm"/>
    </style:style>
    <style:style style:name="co45" style:family="table-column">
      <style:table-column-properties fo:break-before="auto" style:column-width="38.38mm"/>
    </style:style>
    <style:style style:name="co46" style:family="table-column">
      <style:table-column-properties fo:break-before="auto" style:column-width="23.41mm"/>
    </style:style>
    <style:style style:name="co47" style:family="table-column">
      <style:table-column-properties fo:break-before="auto" style:column-width="27.59mm"/>
    </style:style>
    <style:style style:name="co48" style:family="table-column">
      <style:table-column-properties fo:break-before="auto" style:column-width="78.25mm"/>
    </style:style>
    <style:style style:name="co49" style:family="table-column">
      <style:table-column-properties fo:break-before="auto" style:column-width="25.68mm"/>
    </style:style>
    <style:style style:name="ro2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3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69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1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6" style:family="table-cell" style:parent-style-name="Default" style:data-style-name="N121"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56" style:family="table-cell" style:parent-style-name="Default">
      <style:table-cell-properties fo:wrap-option="wrap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4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cores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8"/>
        <table:table-column table:style-name="co35" table:default-cell-style-name="ce44"/>
        <table:table-column table:style-name="co36" table:default-cell-style-name="ce44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40" table:default-cell-style-name="ce44"/>
        <table:table-column table:style-name="co41" table:default-cell-style-name="ce44"/>
        <table:table-column table:style-name="co42" table:default-cell-style-name="ce44"/>
        <table:table-column table:style-name="co43" table:number-columns-repeated="3" table:default-cell-style-name="ce44"/>
        <table:table-column table:style-name="co44" table:default-cell-style-name="ce44"/>
        <table:table-column table:style-name="co45" table:default-cell-style-name="ce44"/>
        <table:table-column table:style-name="co46" table:default-cell-style-name="ce44"/>
        <table:table-column table:style-name="co45" table:default-cell-style-name="ce44"/>
        <table:table-column table:style-name="co15" table:number-columns-repeated="1007" table:default-cell-style-name="ce44"/>
        <table:table-row table:style-name="ro1">
          <table:table-cell table:style-name="ce36" table:formula="of:=publication_header" office:value-type="string" office:string-value="Publication" calcext:value-type="string">
            <text:p>Publication</text:p>
          </table:table-cell>
          <table:table-cell table:style-name="ce36" table:formula="of:=model_header" office:value-type="string" office:string-value="Model" calcext:value-type="string">
            <text:p>Model</text:p>
          </table:table-cell>
          <table:table-cell table:style-name="ce41" table:number-matrix-columns-spanned="39" table:number-matrix-rows-spanned="1" table:formula="of:=TRANSPOSE(datasets)" office:value-type="string" office:string-value="UWAVE" calcext:value-type="string">
            <text:p>UWAVE</text:p>
          </table:table-cell>
          <table:table-cell table:style-name="ce41" office:value-type="string" office:string-value="Beijing Multi-Site" calcext:value-type="string">
            <text:p>Beijing Multi-Site</text:p>
          </table:table-cell>
          <table:table-cell table:style-name="ce41" office:value-type="string" office:string-value="Beijing PMA2.5" calcext:value-type="string">
            <text:p>Beijing PMA2.5</text:p>
          </table:table-cell>
          <table:table-cell table:style-name="ce41" office:value-type="string" office:string-value="Electricity (Load)" calcext:value-type="string">
            <text:p>Electricity (Load)</text:p>
          </table:table-cell>
          <table:table-cell table:style-name="ce41" office:value-type="string" office:string-value="Human Activity" calcext:value-type="string">
            <text:p>Human Activity</text:p>
          </table:table-cell>
          <table:table-cell table:style-name="ce41" office:value-type="string" office:string-value="Electricity (household)" calcext:value-type="string">
            <text:p>Electricity (household)</text:p>
          </table:table-cell>
          <table:table-cell table:style-name="ce41" office:value-type="string" office:string-value="Traffic (PEMS-SF)" calcext:value-type="string">
            <text:p>Traffic (PEMS-SF)</text:p>
          </table:table-cell>
          <table:table-cell table:style-name="ce41" office:value-type="string" office:string-value="USHCN" calcext:value-type="string">
            <text:p>USHCN</text:p>
          </table:table-cell>
          <table:table-cell table:style-name="ce41" office:value-type="string" office:string-value="M3" calcext:value-type="string">
            <text:p>M3</text:p>
          </table:table-cell>
          <table:table-cell table:style-name="ce41" office:value-type="string" office:string-value="M4" calcext:value-type="string">
            <text:p>M4</text:p>
          </table:table-cell>
          <table:table-cell table:style-name="ce41" office:value-type="string" office:string-value="M5" calcext:value-type="string">
            <text:p>M5</text:p>
          </table:table-cell>
          <table:table-cell table:style-name="ce41" office:value-type="string" office:string-value="MIMIC-III" calcext:value-type="string">
            <text:p>MIMIC-III</text:p>
          </table:table-cell>
          <table:table-cell table:style-name="ce41" office:value-type="string" office:string-value="Physionet 2012" calcext:value-type="string">
            <text:p>Physionet 2012</text:p>
          </table:table-cell>
          <table:table-cell table:style-name="ce41" office:value-type="string" office:string-value="Tourism" calcext:value-type="string">
            <text:p>Tourism</text:p>
          </table:table-cell>
          <table:table-cell table:style-name="ce41" office:value-type="string" office:string-value="Physionet 2019" calcext:value-type="string">
            <text:p>Physionet 2019</text:p>
          </table:table-cell>
          <table:table-cell table:style-name="ce41" office:value-type="string" office:string-value="MuJoCo" calcext:value-type="string">
            <text:p>MuJoCo</text:p>
          </table:table-cell>
          <table:table-cell table:style-name="ce41" office:value-type="string" office:string-value="CharacterTrajectories" calcext:value-type="string">
            <text:p>CharacterTrajectories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style-name="ce21" table:number-columns-repeated="23"/>
          <table:table-cell table:style-name="Default" table:number-columns-repeated="960"/>
        </table:table-row>
        <table:table-row table:style-name="ro1">
          <table:table-cell table:number-matrix-columns-spanned="1" table:number-matrix-rows-spanned="39" table:formula="of:=publications" office:value-type="string" office:string-value="A Multi-Horizon Quantile Recurrent Forecaster" calcext:value-type="string">
            <text:p>A Multi-Horizon Quantile Recurrent Forecaster</text:p>
          </table:table-cell>
          <table:table-cell table:number-matrix-columns-spanned="1" table:number-matrix-rows-spanned="39" table:formula="of:=models" office:value-type="string" office:string-value="MQRNN" calcext:value-type="string">
            <text:p>MQ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BRITS: Bidirectional Recurrent Imputation for Time Series" calcext:value-type="string">
            <text:p>BRITS: Bidirectional Recurrent Imputation for Time Series</text:p>
          </table:table-cell>
          <table:table-cell office:value-type="string" office:string-value="BRITS" calcext:value-type="string">
            <text:p>BRI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Deep State Space Models for Time Series Forecasting" calcext:value-type="string">
            <text:p>Deep State Space Models for Time Series Forecasting</text:p>
          </table:table-cell>
          <table:table-cell office:value-type="string" office:string-value="DeepState" calcext:value-type="string">
            <text:p>DeepState</text:p>
          </table:table-cell>
          <table:table-cell table:style-name="ce5" table:number-columns-repeated="3"/>
          <table:table-cell table:style-name="ce5" office:value-type="float" office:value="0.178" calcext:value-type="float">
            <text:p>0.178</text:p>
          </table:table-cell>
          <table:table-cell table:style-name="ce5" table:number-columns-repeated="2"/>
          <table:table-cell table:style-name="ce5" office:value-type="float" office:value="0.111" calcext:value-type="float">
            <text:p>0.111</text:p>
          </table:table-cell>
          <table:table-cell table:style-name="ce5" table:number-columns-repeated="8"/>
          <table:table-cell table:number-columns-repeated="1007"/>
        </table:table-row>
        <table:table-row table:style-name="ro1">
          <table:table-cell office:value-type="string" office:string-value="DeepAR: Probabilistic forecasting with autoregressive recurrent networks" calcext:value-type="string">
            <text:p>DeepAR: Probabilistic forecasting with autoregressive recurrent networks</text:p>
          </table:table-cell>
          <table:table-cell office:value-type="string" office:string-value="DeepAR" calcext:value-type="string">
            <text:p>DeepA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nhancing the Locality and Breaking the Memory Bottleneck of Transformer on Time Series Forecasting" calcext:value-type="string">
            <text:p>Enhancing the Locality and Breaking the Memory Bottleneck of Transformer on Time Series Forecasting</text:p>
          </table:table-cell>
          <table:table-cell office:value-type="string" office:string-value="LogSparse Transformer" calcext:value-type="string">
            <text:p>LogSparse Transforme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stimating Missing Data in Temporal Data Streams Using Multi-Directional Recurrent Neural Networks " calcext:value-type="string">
            <text:p>Estimating Missing Data in Temporal Data Streams Using Multi-Directional Recurrent Neural Networks </text:p>
          </table:table-cell>
          <table:table-cell office:value-type="string" office:string-value="M-RNN" calcext:value-type="string">
            <text:p>M-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GRU-ODE-Bayes: Continuous modeling of sporadically-observed time series" calcext:value-type="string">
            <text:p>GRU-ODE-Bayes: Continuous modeling of sporadically-observed time series</text:p>
          </table:table-cell>
          <table:table-cell office:value-type="string" office:string-value="GRU-ODE" calcext:value-type="string">
            <text:p>GRU-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terpolation-Prediction Networks for Irregularly Sampled Time Series" calcext:value-type="string">
            <text:p>Interpolation-Prediction Networks for Irregularly Sampled Time Series</text:p>
          </table:table-cell>
          <table:table-cell office:value-type="string" office:string-value="IP-Net" calcext:value-type="string">
            <text:p>IP-Ne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Latent ODEs for Irregularly-Sampled Time Series" calcext:value-type="string">
            <text:p>Latent ODEs for Irregularly-Sampled Time Series</text:p>
          </table:table-cell>
          <table:table-cell office:value-type="string" office:string-value="Latent ODE" calcext:value-type="string">
            <text:p>Latent 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Horizon Time Series Forecasting with Temporal Attention Learning " calcext:value-type="string">
            <text:p>Multi-Horizon Time Series Forecasting with Temporal Attention Learning </text:p>
          </table:table-cell>
          <table:table-cell office:value-type="string" office:string-value="Multimodal-Attention" calcext:value-type="string">
            <text:p>Multimodal-Attentio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Time Attention Networks for Irregularly Sampled Time Series" calcext:value-type="string">
            <text:p>Multi-Time Attention Networks for Irregularly Sampled Time Series</text:p>
          </table:table-cell>
          <table:table-cell office:value-type="string" office:string-value="mTAND" calcext:value-type="string">
            <text:p>mTAN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-BEATS: Neural basis expansion analysis for interpretable time series forecasting" calcext:value-type="string">
            <text:p>N-BEATS: Neural basis expansion analysis for interpretable time series forecasting</text:p>
          </table:table-cell>
          <table:table-cell office:value-type="string" office:string-value="N-BEATS" calcext:value-type="string">
            <text:p>N-BEA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Ordinary Differential Equations" calcext:value-type="string">
            <text:p>Neural Ordinary Differential Equations</text:p>
          </table:table-cell>
          <table:table-cell office:value-type="string" office:string-value="NODE" calcext:value-type="string">
            <text:p>N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Recurrent Neural Networks for Multivariate Time Series with Missing Values" calcext:value-type="string">
            <text:p>Recurrent Neural Networks for Multivariate Time Series with Missing Values</text:p>
          </table:table-cell>
          <table:table-cell office:value-type="string" office:string-value="GRU-D" calcext:value-type="string">
            <text:p>GRU-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et Functions for Time Series" calcext:value-type="string">
            <text:p>Set Functions for Time Series</text:p>
          </table:table-cell>
          <table:table-cell office:value-type="string" office:string-value="SeFT-Attn" calcext:value-type="string">
            <text:p>SeFT-Att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ome Recent Advances in Forecasting and Control" calcext:value-type="string">
            <text:p>Some Recent Advances in Forecasting and Control</text:p>
          </table:table-cell>
          <table:table-cell office:value-type="string" office:string-value="ARIMA" calcext:value-type="string">
            <text:p>ARIM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Fusion Transformers for Interpretable Multi-horizon Time Series Forecasting " calcext:value-type="string">
            <text:p>Temporal Fusion Transformers for Interpretable Multi-horizon Time Series Forecasting </text:p>
          </table:table-cell>
          <table:table-cell office:value-type="string" office:string-value="TFT" calcext:value-type="string">
            <text:p>TF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pattern attention for multivariate time series forecasting " calcext:value-type="string">
            <text:p>Temporal pattern attention for multivariate time series forecasting </text:p>
          </table:table-cell>
          <table:table-cell office:value-type="string" office:string-value="TPA" calcext:value-type="string">
            <text:p>TP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Regularized Matrix Factorization for High-dimensional Time Series Prediction" calcext:value-type="string">
            <text:p>Temporal Regularized Matrix Factorization for High-dimensional Time Series Prediction</text:p>
          </table:table-cell>
          <table:table-cell office:value-type="string" office:string-value="TRMF" calcext:value-type="string">
            <text:p>TRMF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Controlled Differential Equations for Irregular Time Series " calcext:value-type="string">
            <text:p>Neural Controlled Differential Equations for Irregular Time Series </text:p>
          </table:table-cell>
          <table:table-cell office:value-type="string" office:string-value="NCDE" calcext:value-type="string">
            <text:p>NCDE</text:p>
          </table:table-cell>
          <table:table-cell table:number-columns-repeated="1022"/>
        </table:table-row>
        <table:table-row table:style-name="ro1">
          <table:table-cell office:value-type="string" office:string-value="Informer: Beyond Efficient Transformer for Long Sequence Time-Series Forecasting" calcext:value-type="string">
            <text:p>Informer: Beyond Efficient Transformer for Long Sequence Time-Series Forecasting</text:p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1"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5" table:number-columns-repeated="7" table:default-cell-style-name="ce44"/>
        <table:table-column table:style-name="co19" table:number-columns-repeated="2" table:default-cell-style-name="ce44"/>
        <table:table-column table:style-name="co20" table:default-cell-style-name="ce44"/>
        <table:table-column table:style-name="co15" table:number-columns-repeated="1010" table:default-cell-style-name="ce44"/>
        <table:table-row table:style-name="ro2">
          <table:table-cell table:style-name="ce47" office:value-type="string" calcext:value-type="string">
            <text:p>Dataset</text:p>
          </table:table-cell>
          <table:table-cell table:number-columns-repeated="2" table:style-name="ce47" office:value-type="string" calcext:value-type="string">
            <text:p>Origin</text:p>
          </table:table-cell>
          <table:table-cell table:style-name="ce47" office:value-type="string" calcext:value-type="string">
            <text:p>File</text:p>
          </table:table-cell>
          <table:table-cell table:style-name="ce47" office:value-type="string" calcext:value-type="string">
            <text:p>Description</text:p>
          </table:table-cell>
          <table:table-cell table:style-name="ce47" office:value-type="string" calcext:value-type="string">
            <text:p>Attribute Information</text:p>
          </table:table-cell>
          <table:table-cell table:style-name="ce47" office:value-type="string" calcext:value-type="string">
            <text:p>Number of time series</text:p>
          </table:table-cell>
          <table:table-cell table:style-name="ce47" office:value-type="string" calcext:value-type="string">
            <text:p>MIN/AVG/MAX length</text:p>
          </table:table-cell>
          <table:table-cell table:style-name="ce47" office:value-type="string" calcext:value-type="string">
            <text:p>Number of channels</text:p>
          </table:table-cell>
          <table:table-cell table:style-name="ce47" office:value-type="string" calcext:value-type="string">
            <text:p>regular</text:p>
          </table:table-cell>
          <table:table-cell table:style-name="ce47" office:value-type="string" calcext:value-type="string">
            <text:p>regular + missing values</text:p>
          </table:table-cell>
          <table:table-cell table:style-name="ce47" office:value-type="string" calcext:value-type="string">
            <text:p>Regular + missing values (channel wise)</text:p>
          </table:table-cell>
          <table:table-cell table:style-name="ce47" office:value-type="string" calcext:value-type="string">
            <text:p>Irregular</text:p>
          </table:table-cell>
          <table:table-cell table:style-name="ce47" office:value-type="string" calcext:value-type="string">
            <text:p>Irregular channel-wise</text:p>
          </table:table-cell>
          <table:table-cell table:style-name="ce47" office:value-type="string" calcext:value-type="string">
            <text:p>classification</text:p>
          </table:table-cell>
          <table:table-cell table:style-name="ce47" office:value-type="string" calcext:value-type="string">
            <text:p>regression</text:p>
          </table:table-cell>
          <table:table-cell table:style-name="ce47" table:number-columns-repeated="1008"/>
        </table:table-row>
        <table:table-row table:style-name="ro2">
          <table:table-cell office:value-type="string" calcext:value-type="string">
            <text:p>UWAVE</text:p>
          </table:table-cell>
          <table:table-cell/>
          <table:table-cell office:value-type="string" calcext:value-type="string">
            <text:p><text:a xlink:href="http://timeseriesclassification.com/description.php?Dataset=UWaveGestureLibrary" xlink:type="simple">http://timeseriesclassification.com/description.php?Dataset=UWaveGestureLibrary</text:a></text:p>
          </table:table-cell>
          <table:table-cell office:value-type="string" calcext:value-type="string">
            <text:p><text:a xlink:href="../raw/UWaveGestureLibrary.zip" xlink:type="simple">UWaveGestureLibrar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Multi-Site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../raw/PRSA2017_Data_20130301-20170228.zip" xlink:type="simple">PRSA2017_Data_20130301-20170228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PMA2.5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../raw/PRSA_data_2010.1.1-2014.12.31.zip" xlink:type="simple">PRSA_data_2010.1.1-2014.12.3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Load)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../raw/LD2011_2014.zip" xlink:type="simple">LD2011_2014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 Activity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../raw/casas-dataset.zip" xlink:type="simple">casas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household)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../raw/household_power_consumption.zip" xlink:type="simple">household_power_consumption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ffic (PEMS-SF)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../raw/PEMS-SF.zip" xlink:type="simple">PEMS-SF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<text:a xlink:href="https://cdiac.ess-dive.lbl.gov/epubs/ndp/ushcn/ushcn.html" xlink:type="simple">https://cdiac.ess-dive.lbl.gov/epubs/ndp/ushcn/ushcn.html</text:a></text:p>
          </table:table-cell>
          <table:table-cell office:value-type="string" calcext:value-type="string">
            <text:p><text:a xlink:href="../raw/ushcn_daily.zip" xlink:type="simple">ushcn_dail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<text:a xlink:href="https://forecasters.org/resources/time-series-data/m3-competition/" xlink:type="simple">https://forecasters.org/resources/time-series-data/m3-competition/</text:a></text:p>
          </table:table-cell>
          <table:table-cell office:value-type="string" calcext:value-type="string">
            <text:p><text:a xlink:href="../raw/M3C.xls" xlink:type="simple">M3C.x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<text:a xlink:href="https://github.com/Mcompetitions/M4-methods/tree/master/Dataset" xlink:type="simple">https://github.com/Mcompetitions/M4-methods/tree/master/Dataset</text:a></text:p>
          </table:table-cell>
          <table:table-cell office:value-type="string" calcext:value-type="string">
            <text:p><text:a xlink:href="../raw/M4-Dataset.zip" xlink:type="simple">M4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<text:a xlink:href="https://github.com/Mcompetitions/M5-methods" xlink:type="simple">https://github.com/Mcompetitions/M5-methods</text:a></text:p>
          </table:table-cell>
          <table:table-cell office:value-type="string" calcext:value-type="string">
            <text:p><text:a xlink:href="../raw/M5-Dataset.zip" xlink:type="simple">M5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<text:a xlink:href="https://mimic.physionet.org/" xlink:type="simple">https://mimic.physionet.org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onet 2012</text:p>
          </table:table-cell>
          <table:table-cell/>
          <table:table-cell office:value-type="string" calcext:value-type="string">
            <text:p><text:a xlink:href="https://physionet.org/content/challenge-2012/1.0.0/" xlink:type="simple">https://physionet.org/content/challenge-2012/1.0.0/</text:a></text:p>
          </table:table-cell>
          <table:table-cell office:value-type="string" calcext:value-type="string">
            <text:p><text:a xlink:href="../raw/physionet-2012.zip" xlink:type="simple">physionet-2012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<text:a xlink:href="https://www.kaggle.com/c/tourism1/overview" xlink:type="simple">https://www.kaggle.com/c/tourism1/overview</text:a></text:p>
          </table:table-cell>
          <table:table-cell office:value-type="string" calcext:value-type="string">
            <text:p><text:a xlink:href="../raw/tourism1.zip" xlink:type="simple">tourism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ysionet 2019</text:p>
          </table:table-cell>
          <table:table-cell/>
          <table:table-cell office:value-type="string" calcext:value-type="string">
            <text:p><text:a xlink:href="https://physionet.org/content/challenge-2019/1.0.0/" xlink:type="simple">https://physionet.org/content/challenge-2019/1.0.0/</text:a></text:p>
          </table:table-cell>
          <table:table-cell office:value-type="string" calcext:value-type="string">
            <text:p><text:a xlink:href="../raw/physionet-2019.zip" xlink:type="simple">physionet-2019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JoCo</text:p>
          </table:table-cell>
          <table:table-cell/>
          <table:table-cell office:value-type="string" calcext:value-type="string">
            <text:p><text:a xlink:href="http://www.cs.toronto.edu/~rtqichen/datasets/HopperPhysics/training.pt" xlink:type="simple">http://www.cs.toronto.edu/~rtqichen/datasets/HopperPhysics/training.p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acterTrajectories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7"/>
        <table:table-column table:style-name="co21" table:default-cell-style-name="ce55"/>
        <table:table-column table:style-name="co22" table:default-cell-style-name="ce55"/>
        <table:table-column table:style-name="co2" table:default-cell-style-name="ce55"/>
        <table:table-column table:style-name="co23" table:default-cell-style-name="ce55"/>
        <table:table-column table:style-name="co2" table:default-cell-style-name="ce55"/>
        <table:table-column table:style-name="co2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61"/>
        <table:table-column table:style-name="co27" table:default-cell-style-name="ce61"/>
        <table:table-column table:style-name="co28" table:default-cell-style-name="ce61"/>
        <table:table-column table:style-name="co29" table:default-cell-style-name="ce61"/>
        <table:table-column table:style-name="co30" table:default-cell-style-name="ce61"/>
        <table:table-column table:style-name="co31" table:default-cell-style-name="ce61"/>
        <table:table-column table:style-name="co15" table:number-columns-repeated="1009" table:default-cell-style-name="ce44"/>
        <table:table-row table:style-name="ro1">
          <table:table-cell table:style-name="ce52" office:value-type="string" calcext:value-type="string">
            <text:p>Publication</text:p>
          </table:table-cell>
          <table:table-cell table:style-name="ce53" office:value-type="string" calcext:value-type="string">
            <text:p>Paper Arxiv</text:p>
          </table:table-cell>
          <table:table-cell table:style-name="ce53" office:value-type="string" calcext:value-type="string">
            <text:p>Paper Published</text:p>
          </table:table-cell>
          <table:table-cell table:style-name="ce53" office:value-type="string" calcext:value-type="string">
            <text:p>paperswithcode</text:p>
          </table:table-cell>
          <table:table-cell table:style-name="ce53" office:value-type="string" calcext:value-type="string">
            <text:p>Venue</text:p>
          </table:table-cell>
          <table:table-cell table:style-name="ce53" office:value-type="string" calcext:value-type="string">
            <text:p>Year</text:p>
          </table:table-cell>
          <table:table-cell table:style-name="ce36" office:value-type="string" calcext:value-type="string">
            <text:p>Model</text:p>
          </table:table-cell>
          <table:table-cell table:style-name="ce36" office:value-type="string" calcext:value-type="string">
            <text:p>Original Implementation</text:p>
          </table:table-cell>
          <table:table-cell table:style-name="ce36" office:value-type="string" calcext:value-type="string">
            <text:p>Alternative Implementation</text:p>
          </table:table-cell>
          <table:table-cell table:style-name="ce41" office:value-type="string" calcext:value-type="string">
            <text:p>Forecasting</text:p>
          </table:table-cell>
          <table:table-cell table:style-name="ce41" office:value-type="string" calcext:value-type="string">
            <text:p>Classification</text:p>
          </table:table-cell>
          <table:table-cell table:style-name="ce41" office:value-type="string" calcext:value-type="string">
            <text:p>Imputation</text:p>
          </table:table-cell>
          <table:table-cell table:style-name="ce41" office:value-type="string" calcext:value-type="string">
            <text:p>Irregular</text:p>
          </table:table-cell>
          <table:table-cell table:style-name="ce41" office:value-type="string" calcext:value-type="string">
            <text:p>Missing values</text:p>
          </table:table-cell>
          <table:table-cell table:style-name="ce41" office:value-type="string" calcext:value-type="string">
            <text:p>Memory</text:p>
          </table:table-cell>
          <table:table-cell table:style-name="ce62" table:number-columns-repeated="1009"/>
        </table:table-row>
        <table:table-row table:style-name="ro3">
          <table:table-cell office:value-type="string" calcext:value-type="string">
            <text:p>A Multi-Horizon Quantile Recurrent Forecaster</text:p>
          </table:table-cell>
          <table:table-cell office:value-type="string" calcext:value-type="string">
            <text:p><text:a xlink:href="https://arxiv.org/abs/1711.11053" xlink:type="simple">https://arxiv.org/abs/1711.11053</text:a></text:p>
          </table:table-cell>
          <table:table-cell table:number-columns-repeated="2"/>
          <table:table-cell office:value-type="string" calcext:value-type="string">
            <text:p>NeurIP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QRNN</text:p>
          </table:table-cell>
          <table:table-cell table:style-name="ce56"/>
          <table:table-cell office:value-type="string" calcext:value-type="string">
            <text:p><text:a xlink:href="https://github.com/ErezSC42/qr_forcaster.git" xlink:type="simple">https://github.com/ErezSC42/qr_forcaster.git</text:a></text:p>
          </table:table-cell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BRITS: Bidirectional Recurrent Imputation for Time Series</text:p>
          </table:table-cell>
          <table:table-cell office:value-type="string" calcext:value-type="string">
            <text:p><text:a xlink:href="https://arxiv.org/abs/1805.10572" xlink:type="simple">https://arxiv.org/abs/1805.10572</text:a></text:p>
          </table:table-cell>
          <table:table-cell office:value-type="string" calcext:value-type="string">
            <text:p><text:a xlink:href="https://proceedings.neurips.cc/paper/2018/hash/734e6bfcd358e25ac1db0a4241b95651-Abstract.html" xlink:type="simple">https://proceedings.neurips.cc/paper/2018/hash/734e6bfcd358e25ac1db0a4241b95651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<text:a xlink:href="https://github.com/NIPS-BRITS/BRITS.git" xlink:type="simple">https://github.com/NIPS-BRITS/BRITS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Deep State Space Models for Time Series Forecasting</text:p>
          </table:table-cell>
          <table:table-cell/>
          <table:table-cell office:value-type="string" calcext:value-type="string">
            <text:p><text:a xlink:href="https://papers.nips.cc/paper/2018/hash/5cf68969fb67aa6082363a6d4e6468e2-Abstract.html" xlink:type="simple">https://papers.nips.cc/paper/2018/hash/5cf68969fb67aa6082363a6d4e6468e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epState</text:p>
          </table:table-cell>
          <table:table-cell table:number-columns-repeated="2"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DeepAR: Probabilistic forecasting with autoregressive recurrent networks</text:p>
          </table:table-cell>
          <table:table-cell office:value-type="string" calcext:value-type="string">
            <text:p><text:a xlink:href="https://arxiv.org/abs/1704.04110" xlink:type="simple">https://arxiv.org/abs/1704.04110</text:a></text:p>
          </table:table-cell>
          <table:table-cell office:value-type="string" calcext:value-type="string">
            <text:p><text:a xlink:href="https://www.sciencedirect.com/science/article/pii/S0169207019301888" xlink:type="simple">https://www.sciencedirect.com/science/article/pii/S0169207019301888</text:a></text:p>
          </table:table-cell>
          <table:table-cell/>
          <table:table-cell office:value-type="string" calcext:value-type="string">
            <text:p>International Journal of Forecast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epAR</text:p>
          </table:table-cell>
          <table:table-cell table:style-name="ce56"/>
          <table:table-cell office:value-type="string" calcext:value-type="string">
            <text:p><text:a xlink:href="https://github.com/husnejahan/DeepAR-pytorch.git" xlink:type="simple">https://github.com/husnejahan/DeepAR-pytorch.git</text:a></text:p>
          </table:table-cell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Enhancing the Locality and Breaking the Memory Bottleneck of Transformer on Time Series Forecasting</text:p>
          </table:table-cell>
          <table:table-cell office:value-type="string" calcext:value-type="string">
            <text:p><text:a xlink:href="https://arxiv.org/abs/1907.00235" xlink:type="simple">https://arxiv.org/abs/1907.00235</text:a></text:p>
          </table:table-cell>
          <table:table-cell office:value-type="string" calcext:value-type="string">
            <text:p><text:a xlink:href="https://papers.nips.cc/paper/2019/hash/6775a0635c302542da2c32aa19d86be0-Abstract.html" xlink:type="simple">https://papers.nips.cc/paper/2019/hash/6775a0635c302542da2c32aa19d86be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gSparse Transformer</text:p>
          </table:table-cell>
          <table:table-cell table:style-name="ce56"/>
          <table:table-cell office:value-type="string" calcext:value-type="string">
            <text:p><text:a xlink:href="https://github.com/mlpotter/Transformer_Time_Series.git" xlink:type="simple">https://github.com/mlpotter/Transformer_Time_Series.git</text:a></text:p>
          </table:table-cell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Estimating Missing Data in Temporal Data Streams Using Multi-Directional Recurrent Neural Networks </text:p>
          </table:table-cell>
          <table:table-cell office:value-type="string" calcext:value-type="string">
            <text:p><text:a xlink:href="https://arxiv.org/abs/1711.08742" xlink:type="simple">https://arxiv.org/abs/1711.08742</text:a></text:p>
          </table:table-cell>
          <table:table-cell office:value-type="string" calcext:value-type="string">
            <text:p><text:a xlink:href="https://ieeexplore.ieee.org/abstract/document/8485748" xlink:type="simple">https://ieeexplore.ieee.org/abstract/document/8485748</text:a>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-RNN</text:p>
          </table:table-cell>
          <table:table-cell office:value-type="string" calcext:value-type="string">
            <text:p><text:a xlink:href="https://github.com/jsyoon0823/MRNN.git" xlink:type="simple">https://github.com/jsyoon0823/MRNN.git</text:a></text:p>
          </table:table-cell>
          <table:table-cell table:number-columns-repeated="7"/>
          <table:table-cell table:style-name="ce63" table:number-columns-repeated="1009"/>
        </table:table-row>
        <table:table-row table:style-name="ro3">
          <table:table-cell office:value-type="string" calcext:value-type="string">
            <text:p>GRU-ODE-Bayes: Continuous modeling of sporadically-observed time series</text:p>
          </table:table-cell>
          <table:table-cell office:value-type="string" calcext:value-type="string">
            <text:p><text:a xlink:href="https://arxiv.org/abs/1905.12374" xlink:type="simple">https://arxiv.org/abs/1905.12374</text:a></text:p>
          </table:table-cell>
          <table:table-cell office:value-type="string" calcext:value-type="string">
            <text:p><text:a xlink:href="https://proceedings.neurips.cc/paper/2019/hash/455cb2657aaa59e32fad80cb0b65b9dc-Abstract.html" xlink:type="simple">https://proceedings.neurips.cc/paper/2019/hash/455cb2657aaa59e32fad80cb0b65b9dc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U-ODE</text:p>
          </table:table-cell>
          <table:table-cell office:value-type="string" calcext:value-type="string">
            <text:p><text:a xlink:href="https://github.com/edebrouwer/gru_ode_bayes.git" xlink:type="simple">https://github.com/edebrouwer/gru_ode_bayes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Interpolation-Prediction Networks for Irregularly Sampled Time Series</text:p>
          </table:table-cell>
          <table:table-cell office:value-type="string" calcext:value-type="string">
            <text:p><text:a xlink:href="https://arxiv.org/abs/1909.07782" xlink:type="simple">https://arxiv.org/abs/1909.07782</text:a></text:p>
          </table:table-cell>
          <table:table-cell office:value-type="string" calcext:value-type="string">
            <text:p><text:a xlink:href="https://openreview.net/forum?id=r1efr3C9Ym" xlink:type="simple">https://openreview.net/forum?id=r1efr3C9Ym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P-Net</text:p>
          </table:table-cell>
          <table:table-cell office:value-type="string" calcext:value-type="string">
            <text:p><text:a xlink:href="https://github.com/mlds-lab/interp-net.git" xlink:type="simple">https://github.com/mlds-lab/interp-net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Latent ODEs for Irregularly-Sampled Time Series</text:p>
          </table:table-cell>
          <table:table-cell office:value-type="string" calcext:value-type="string">
            <text:p><text:a xlink:href="https://arxiv.org/abs/1907.03907" xlink:type="simple">https://arxiv.org/abs/1907.03907</text:a></text:p>
          </table:table-cell>
          <table:table-cell office:value-type="string" calcext:value-type="string">
            <text:p><text:a xlink:href="https://papers.nips.cc/paper/2019/hash/42a6845a557bef704ad8ac9cb4461d43-Abstract.html" xlink:type="simple">https://papers.nips.cc/paper/2019/hash/42a6845a557bef704ad8ac9cb4461d43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tent ODE</text:p>
          </table:table-cell>
          <table:table-cell office:value-type="string" calcext:value-type="string">
            <text:p><text:a xlink:href="https://github.com/YuliaRubanova/latent_ode.git" xlink:type="simple">https://github.com/YuliaRubanova/latent_ode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Multi-Horizon Time Series Forecasting with Temporal Attention Learning </text:p>
          </table:table-cell>
          <table:table-cell/>
          <table:table-cell office:value-type="string" calcext:value-type="string">
            <text:p><text:a xlink:href="https://dl.acm.org/doi/10.1145/3292500.3330662" xlink:type="simple">https://dl.acm.org/doi/10.1145/3292500.3330662</text:a></text:p>
          </table:table-cell>
          <table:table-cell/>
          <table:table-cell office:value-type="string" calcext:value-type="string">
            <text:p>KD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modal-Attention</text:p>
          </table:table-cell>
          <table:table-cell table:number-columns-repeated="2"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Multi-Time Attention Networks for Irregularly Sampled Time Series</text:p>
          </table:table-cell>
          <table:table-cell office:value-type="string" calcext:value-type="string">
            <text:p><text:a xlink:href="https://arxiv.org/abs/2101.10318" xlink:type="simple">https://arxiv.org/abs/2101.10318</text:a></text:p>
          </table:table-cell>
          <table:table-cell office:value-type="string" calcext:value-type="string">
            <text:p><text:a xlink:href="https://openreview.net/forum?id=mXbhcalKnYM" xlink:type="simple">https://openreview.net/forum?id=mXbhcalKnYM</text:a></text:p>
          </table:table-cell>
          <table:table-cell office:value-type="string" calcext:value-type="string">
            <text:p><text:a xlink:href="https://paperswithcode.com/paper/multi-time-attention-networks-for-irregularly-1" xlink:type="simple">https://paperswithcode.com/paper/multi-time-attention-networks-for-irregularly-1</text:a></text:p>
          </table:table-cell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TAND</text:p>
          </table:table-cell>
          <table:table-cell office:value-type="string" calcext:value-type="string">
            <text:p><text:a xlink:href="https://github.com/satyanshukla/mTANs.git" xlink:type="simple">https://github.com/satyanshukla/mTANs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N-BEATS: Neural basis expansion analysis for interpretable time series forecasting</text:p>
          </table:table-cell>
          <table:table-cell office:value-type="string" calcext:value-type="string">
            <text:p><text:a xlink:href="https://arxiv.org/abs/1905.10437" xlink:type="simple">https://arxiv.org/abs/1905.10437</text:a></text:p>
          </table:table-cell>
          <table:table-cell office:value-type="string" calcext:value-type="string">
            <text:p><text:a xlink:href="https://openreview.net/forum?id=r1ecqn4YwB" xlink:type="simple">https://openreview.net/forum?id=r1ecqn4YwB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-BEATS</text:p>
          </table:table-cell>
          <table:table-cell office:value-type="string" calcext:value-type="string">
            <text:p><text:a xlink:href="https://github.com/ElementAI/N-BEATS.git" xlink:type="simple">https://github.com/ElementAI/N-BEATS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Neural Ordinary Differential Equations</text:p>
          </table:table-cell>
          <table:table-cell office:value-type="string" calcext:value-type="string">
            <text:p><text:a xlink:href="https://arxiv.org/abs/1806.07366" xlink:type="simple">https://arxiv.org/abs/1806.07366</text:a></text:p>
          </table:table-cell>
          <table:table-cell office:value-type="string" calcext:value-type="string">
            <text:p><text:a xlink:href="https://papers.nips.cc/paper/2018/hash/69386f6bb1dfed68692a24c8686939b9-Abstract.html" xlink:type="simple">https://papers.nips.cc/paper/2018/hash/69386f6bb1dfed68692a24c8686939b9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<text:a xlink:href="https://github.com/rtqichen/torchdiffeq.git" xlink:type="simple">https://github.com/rtqichen/torchdiffeq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Recurrent Neural Networks for Multivariate Time Series with Missing Values</text:p>
          </table:table-cell>
          <table:table-cell/>
          <table:table-cell office:value-type="string" calcext:value-type="string">
            <text:p><text:a xlink:href="https://www.nature.com/articles/s41598-018-24271-9" xlink:type="simple">https://www.nature.com/articles/s41598-018-24271-9</text:a>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U-D</text:p>
          </table:table-cell>
          <table:table-cell table:style-name="ce56"/>
          <table:table-cell office:value-type="string" calcext:value-type="string">
            <text:p><text:a xlink:href="https://github.com/fteufel/PyTorch-GRU-D.git" xlink:type="simple">https://github.com/fteufel/PyTorch-GRU-D.git</text:a></text:p>
          </table:table-cell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Set Functions for Time Series</text:p>
          </table:table-cell>
          <table:table-cell office:value-type="string" calcext:value-type="string">
            <text:p><text:a xlink:href="https://arxiv.org/abs/1909.12064" xlink:type="simple">https://arxiv.org/abs/1909.12064</text:a></text:p>
          </table:table-cell>
          <table:table-cell office:value-type="string" calcext:value-type="string">
            <text:p><text:a xlink:href="http://proceedings.mlr.press/v119/horn20a.html" xlink:type="simple">http://proceedings.mlr.press/v119/horn20a.html</text:a></text:p>
          </table:table-cell>
          <table:table-cell/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FT-Attn</text:p>
          </table:table-cell>
          <table:table-cell office:value-type="string" calcext:value-type="string">
            <text:p><text:a xlink:href="https://github.com/BorgwardtLab/Set_Functions_for_Time_Series.git" xlink:type="simple">https://github.com/BorgwardtLab/Set_Functions_for_Time_Series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Some Recent Advances in Forecasting and Control</text:p>
          </table:table-cell>
          <table:table-cell/>
          <table:table-cell office:value-type="string" calcext:value-type="string">
            <text:p><text:a xlink:href="https://www.jstor.org/stable/2985674" xlink:type="simple">https://www.jstor.org/stable/2985674</text:a></text:p>
          </table:table-cell>
          <table:table-cell/>
          <table:table-cell office:value-type="string" calcext:value-type="string">
            <text:p>Journal of the Royal Statistical Societ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RIMA</text:p>
          </table:table-cell>
          <table:table-cell table:number-columns-repeated="2"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Temporal Fusion Transformers for Interpretable Multi-horizon Time Series Forecasting </text:p>
          </table:table-cell>
          <table:table-cell office:value-type="string" calcext:value-type="string">
            <text:p><text:a xlink:href="https://arxiv.org/abs/1912.09363" xlink:type="simple">https://arxiv.org/abs/1912.09363</text:a></text:p>
          </table:table-cell>
          <table:table-cell table:number-columns-repeated="4"/>
          <table:table-cell office:value-type="string" calcext:value-type="string">
            <text:p>TFT</text:p>
          </table:table-cell>
          <table:table-cell office:value-type="string" calcext:value-type="string">
            <text:p><text:a xlink:href="https://github.com/google-research/google-research/tree/master/tft" xlink:type="simple">https://github.com/google-research/google-research/tree/master/tf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3">
          <table:table-cell office:value-type="string" calcext:value-type="string">
            <text:p>Temporal pattern attention for multivariate time series forecasting </text:p>
          </table:table-cell>
          <table:table-cell office:value-type="string" calcext:value-type="string">
            <text:p><text:a xlink:href="https://arxiv.org/abs/1809.04206" xlink:type="simple">https://arxiv.org/abs/1809.04206</text:a></text:p>
          </table:table-cell>
          <table:table-cell office:value-type="string" calcext:value-type="string">
            <text:p><text:a xlink:href="https://link.springer.com/article/10.1007/s10994-019-05815-0" xlink:type="simple">https://link.springer.com/article/10.1007/s10994-019-05815-0</text:a></text:p>
          </table:table-cell>
          <table:table-cell/>
          <table:table-cell office:value-type="string" calcext:value-type="string">
            <text:p>ECM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<text:a xlink:href="https://github.com/gantheory/TPA-LSTM.git" xlink:type="simple">https://github.com/gantheory/TPA-LSTM.git</text:a></text:p>
          </table:table-cell>
          <table:table-cell/>
          <table:table-cell table:style-name="ce38" table:number-columns-repeated="6"/>
          <table:table-cell table:style-name="ce63" table:number-columns-repeated="1009"/>
        </table:table-row>
        <table:table-row table:style-name="ro1">
          <table:table-cell office:value-type="string" calcext:value-type="string">
            <text:p>Temporal Regularized Matrix Factorization for High-dimensional Time Series Prediction</text:p>
          </table:table-cell>
          <table:table-cell/>
          <table:table-cell office:value-type="string" calcext:value-type="string">
            <text:p><text:a xlink:href="https://papers.nips.cc/paper/2016/hash/85422afb467e9456013a2a51d4dff702-Abstract.html" xlink:type="simple">https://papers.nips.cc/paper/2016/hash/85422afb467e9456013a2a51d4dff70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<text:a xlink:href="https://github.com/SemenovAlex/trmf.git" xlink:type="simple">https://github.com/SemenovAlex/trmf.git</text:a></text:p>
          </table:table-cell>
          <table:table-cell table:style-name="ce38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Neural Controlled Differential Equations for Irregular Time Series </text:p>
          </table:table-cell>
          <table:table-cell/>
          <table:table-cell office:value-type="string" calcext:value-type="string">
            <text:p><text:a xlink:href="https://papers.nips.cc/paper/2020/hash/4a5876b450b45371f6cfe5047ac8cd45-Abstract.html" xlink:type="simple">https://papers.nips.cc/paper/2020/hash/4a5876b450b45371f6cfe5047ac8cd45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<text:a xlink:href="https://github.com/patrick-kidger/NeuralCDE" xlink:type="simple">https://github.com/patrick-kidger/NeuralCDE</text:a></text:p>
          </table:table-cell>
          <table:table-cell table:style-name="ce38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office:value-type="string" calcext:value-type="string">
            <text:p><text:a xlink:href="https://arxiv.org/abs/2012.07436" xlink:type="simple">https://arxiv.org/abs/2012.07436</text:a></text:p>
          </table:table-cell>
          <table:table-cell table:style-name="Default"/>
          <table:table-cell/>
          <table:table-cell office:value-type="string" calcext:value-type="string">
            <text:p>AAA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github.com/zhouhaoyi/Informer2020" xlink:type="simple">https://github.com/zhouhaoyi/Informer2020</text:a>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table-column table:style-name="co15" table:default-cell-style-name="ce65"/>
        <table:table-column table:style-name="co32" table:default-cell-style-name="ce44"/>
        <table:table-column table:style-name="co15" table:default-cell-style-name="ce44"/>
        <table:table-column table:style-name="co33" table:default-cell-style-name="ce44"/>
        <table:table-column table:style-name="co33" table:number-columns-repeated="2" table:default-cell-style-name="ce68"/>
        <table:table-column table:style-name="co15" table:default-cell-style-name="ce44"/>
        <table:table-column table:style-name="co34" table:default-cell-style-name="ce44"/>
        <table:table-column table:style-name="co15" table:default-cell-style-name="ce44"/>
        <table:table-column table:style-name="co15" table:number-columns-repeated="2" table:default-cell-style-name="ce75"/>
        <table:table-column table:style-name="co15" table:number-columns-repeated="1013" table:default-cell-style-name="ce44"/>
        <table:table-row table:style-name="ro2">
          <table:table-cell table:style-name="ce64" office:value-type="string" calcext:value-type="string">
            <text:p>Model</text:p>
          </table:table-cell>
          <table:table-cell table:style-name="ce67" office:value-type="string" calcext:value-type="string">
            <text:p>Variant</text:p>
          </table:table-cell>
          <table:table-cell table:style-name="ce67" office:value-type="string" calcext:value-type="string">
            <text:p>Dataset</text:p>
          </table:table-cell>
          <table:table-cell table:style-name="ce67"/>
          <table:table-cell table:style-name="ce67" office:value-type="string" calcext:value-type="string">
            <text:p>Cross-validation</text:p>
          </table:table-cell>
          <table:table-cell table:style-name="ce70" office:value-type="string" calcext:value-type="string">
            <text:p>split</text:p>
          </table:table-cell>
          <table:table-cell table:style-name="ce67" office:value-type="string" calcext:value-type="string">
            <text:p>Task</text:p>
          </table:table-cell>
          <table:table-cell table:style-name="ce67" office:value-type="string" calcext:value-type="string">
            <text:p>Task details</text:p>
          </table:table-cell>
          <table:table-cell table:style-name="ce67" office:value-type="string" calcext:value-type="string">
            <text:p>Measure</text:p>
          </table:table-cell>
          <table:table-cell table:style-name="ce74" office:value-type="string" calcext:value-type="string">
            <text:p>Value</text:p>
          </table:table-cell>
          <table:table-cell table:style-name="ce74" office:value-type="string" calcext:value-type="string">
            <text:p>STDDEV</text:p>
          </table:table-cell>
          <table:table-cell table:style-name="ce67" office:value-type="string" calcext:value-type="string">
            <text:p>Source</text:p>
          </table:table-cell>
          <table:table-cell table:style-name="ce67"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1.56" calcext:value-type="float">
            <text:p>11.56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9.58" calcext:value-type="float">
            <text:p>19.58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4.05" calcext:value-type="float">
            <text:p>14.05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table:style-name="ce44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44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44" office:value-type="float" office:value="93.2" calcext:value-type="float">
            <text:p>93.2</text:p>
          </table:table-cell>
          <table:table-cell table:style-name="ce44" office:value-type="float" office:value="0.3" calcext:value-type="float">
            <text:p>0.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44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44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44" office:value-type="float" office:value="92.7" calcext:value-type="float">
            <text:p>92.7</text:p>
          </table:table-cell>
          <table:table-cell table:style-name="ce44" office:value-type="float" office:value="2.8" calcext:value-type="float">
            <text:p>2.8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44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44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44" office:value-type="float" office:value="90.8" calcext:value-type="float">
            <text:p>90.8</text:p>
          </table:table-cell>
          <table:table-cell table:style-name="ce44" office:value-type="float" office:value="2.1" calcext:value-type="float">
            <text:p>2.1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2" calcext:value-type="float">
            <text:p>99.2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3" calcext:value-type="float">
            <text:p>99.3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4" calcext:value-type="float">
            <text:p>99.4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7.9" calcext:value-type="float">
            <text:p>97.9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7.5" calcext:value-type="float">
            <text:p>97.50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6.7" calcext:value-type="float">
            <text:p>96.7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753" calcext:value-type="float">
            <text:p>2.75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1.15" calcext:value-type="float">
            <text:p>1.15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1.41" calcext:value-type="float">
            <text:p>1.41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2.35" calcext:value-type="float">
            <text:p>2.35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15" calcext:value-type="float">
            <text:p>2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4" calcext:value-type="float">
            <text:p>0.94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4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4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79" calcext:value-type="float">
            <text:p>0.79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16" calcext:value-type="float">
            <text:p>1.16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91" calcext:value-type="float">
            <text:p>2.89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8.5" calcext:value-type="float">
            <text:p>78.50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27" calcext:value-type="float">
            <text:p>51.2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95" calcext:value-type="float">
            <text:p>85.95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8" calcext:value-type="float">
            <text:p>0.48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1" calcext:value-type="float">
            <text:p>0.21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62" calcext:value-type="float">
            <text:p>2.862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7.93" calcext:value-type="float">
            <text:p>77.9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8.46" calcext:value-type="float">
            <text:p>48.4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6" calcext:value-type="float">
            <text:p>83.9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AUROC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9.76" calcext:value-type="float">
            <text:p>79.7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7.36" calcext:value-type="float">
            <text:p>47.3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4" calcext:value-type="float">
            <text:p>83.9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62" calcext:value-type="float">
            <text:p>0.62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02" calcext:value-type="float">
            <text:p>1.02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441" calcext:value-type="float">
            <text:p>1.441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4" calcext:value-type="float">
            <text:p>1.4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3" calcext:value-type="float">
            <text:p>0.3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175" calcext:value-type="float">
            <text:p>1.17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3.508" calcext:value-type="float">
            <text:p>13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209" calcext:value-type="float">
            <text:p>1.209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31.508" calcext:value-type="float">
            <text:p>31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6.463" calcext:value-type="float">
            <text:p>26.463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" calcext:value-type="float">
            <text:p>0.8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78" calcext:value-type="float">
            <text:p>80.78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4.97" calcext:value-type="float">
            <text:p>54.9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99" calcext:value-type="float">
            <text:p>86.99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33" calcext:value-type="float">
            <text:p>80.3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86" calcext:value-type="float">
            <text:p>51.8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24" calcext:value-type="float">
            <text:p>86.2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4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4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361" calcext:value-type="float">
            <text:p>2.36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0.43" calcext:value-type="float">
            <text:p>70.4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3.67" calcext:value-type="float">
            <text:p>53.6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14" calcext:value-type="float">
            <text:p>85.1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44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/>
          <table:table-cell table:style-name="ce44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table:style-name="ce44" office:value-type="float" office:value="0.85" calcext:value-type="float">
            <text:p>0.85</text:p>
          </table:table-cell>
          <table:table-cell table:style-name="ce44" office:value-type="float" office:value="0.013" calcext:value-type="float">
            <text:p>0.01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44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/>
          <table:table-cell table:style-name="ce44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table:style-name="ce44" office:value-type="float" office:value="0.871" calcext:value-type="float">
            <text:p>0.871</text:p>
          </table:table-cell>
          <table:table-cell table:style-name="ce44" office:value-type="float" office:value="0.022" calcext:value-type="float">
            <text:p>0.022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8" calcext:value-type="float">
            <text:p>0.88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28" calcext:value-type="float">
            <text:p>0.28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42" calcext:value-type="float">
            <text:p>0.42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3" calcext:value-type="float">
            <text:p>0.53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99" calcext:value-type="float">
            <text:p>0.99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3" calcext:value-type="float">
            <text:p>0.43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9" calcext:value-type="float">
            <text:p>0.59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67" calcext:value-type="float">
            <text:p>1.67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" table:style-name="ta1">
        <table:shapes>
          <draw:frame draw:z-index="0" draw:style-name="gr1" draw:text-style-name="P1" svg:width="2mm" svg:height="4.74mm" svg:x="0mm" svg:y="4.5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mm" svg:height="4.74mm" svg:x="0mm" svg:y="4.52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7" table:default-cell-style-name="ce44"/>
        <table:table-column table:style-name="co48" table:default-cell-style-name="ce44"/>
        <table:table-column table:style-name="co49" table:default-cell-style-name="ce44"/>
        <table:table-column table:style-name="co15" table:number-columns-repeated="1021" table:default-cell-style-name="ce44"/>
        <table:table-row table:style-name="ro2">
          <table:table-cell table:style-name="ce47" office:value-type="string" calcext:value-type="string">
            <text:p>Acronym</text:p>
          </table:table-cell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Formula</text:p>
          </table:table-cell>
          <table:table-cell table:style-name="ce47" table:number-columns-repeated="1021"/>
        </table:table-row>
        <table:table-row table:style-name="ro2">
          <table:table-cell office:value-type="string" calcext:value-type="string">
            <text:p>sMAPE</text:p>
          </table:table-cell>
          <table:table-cell office:value-type="string" calcext:value-type="string">
            <text:p>symmetric 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E</text:p>
          </table:table-cell>
          <table:table-cell office:value-type="string" calcext:value-type="string">
            <text:p>Mean Absolute Percentag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A</text:p>
          </table:table-cell>
          <table:table-cell office:value-type="string" calcext:value-type="string">
            <text:p>Overall Weighted Ave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RMSE</text:p>
          </table:table-cell>
          <table:table-cell office:value-type="string" calcext:value-type="string">
            <text:p>Normalized 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SE</text:p>
          </table:table-cell>
          <table:table-cell office:value-type="string" calcext:value-type="string">
            <text:p>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E</text:p>
          </table:table-cell>
          <table:table-cell office:value-type="string" calcext:value-type="string">
            <text:p>Mean Absolut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E</text:p>
          </table:table-cell>
          <table:table-cell office:value-type="string" calcext:value-type="string">
            <text:p>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E</text:p>
          </table:table-cell>
          <table:table-cell office:value-type="string" calcext:value-type="string">
            <text:p>Mean Relativ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_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LL</text:p>
          </table:table-cell>
          <table:table-cell office:value-type="string" calcext:value-type="string">
            <text:p>Negative Log Likelih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ENT</text:p>
          </table:table-cell>
          <table:table-cell office:value-type="string" calcext:value-type="string">
            <text:p>Cross-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C(ROC)</text:p>
          </table:table-cell>
          <table:table-cell office:value-type="string" calcext:value-type="string">
            <text:p>Area Under (Receiver Operating Characteristic) Cu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PRC</text:p>
          </table:table-cell>
          <table:table-cell office:value-type="string" calcext:value-type="string">
            <text:p>Area Under Precision-Recall Curve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sets" table:base-cell-address="$datasets.$A$2" table:cell-range-address="$datasets.$A$2:.$A$40"/>
        <table:named-range table:name="models" table:base-cell-address="$models.$B$2" table:cell-range-address="$models.$G$2:.$G$40"/>
        <table:named-range table:name="model_header" table:base-cell-address="$models.$B$1" table:cell-range-address="$models.$G$1"/>
        <table:named-range table:name="publications" table:base-cell-address="$models.$A$2" table:cell-range-address="$models.$A$2:.$A$40"/>
        <table:named-range table:name="publication_header" table:base-cell-address="$models.$A$1" table:cell-range-address="$models.$A$1"/>
      </table:named-expressions>
      <table:database-ranges>
        <table:database-range table:name="__Anonymous_Sheet_DB__0" table:target-range-address="scores.A1:scores.AO40" table:display-filter-buttons="true" table:orientation="column"/>
        <table:database-range table:name="__Anonymous_Sheet_DB__1" table:target-range-address="datasets.A1:datasets.P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models.A1:models.O20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results.A1:results.L250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metrics.A1:metrics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09:35:36.015712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8:50:16.631369180</meta:creation-date>
    <meta:generator>LibreOffice/6.4.7.2$Linux_X86_64 LibreOffice_project/40$Build-2</meta:generator>
    <dc:date>2021-05-10T09:35:56.610906250</dc:date>
    <meta:editing-duration>PT15H17M28S</meta:editing-duration>
    <meta:editing-cycles>51</meta:editing-cycles>
    <meta:document-statistic meta:table-count="5" meta:cell-count="2245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